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Heading_20_1">
      <style:text-properties officeooo:rsid="000cd220" officeooo:paragraph-rsid="000cd220"/>
    </style:style>
    <style:style style:name="P2" style:family="paragraph" style:parent-style-name="Text_20_body">
      <style:text-properties officeooo:rsid="000cd220" officeooo:paragraph-rsid="000cd220"/>
    </style:style>
    <style:style style:name="P3" style:family="paragraph" style:parent-style-name="Text_20_body">
      <style:text-properties officeooo:rsid="000e1568" officeooo:paragraph-rsid="000e1568"/>
    </style:style>
    <style:style style:name="P4" style:family="paragraph" style:parent-style-name="Text_20_body" style:list-style-name="L6">
      <style:text-properties officeooo:rsid="000e1568" officeooo:paragraph-rsid="000e1568"/>
    </style:style>
    <style:style style:name="P5" style:family="paragraph" style:parent-style-name="Text_20_body" style:list-style-name="L6">
      <style:text-properties officeooo:paragraph-rsid="000e1568"/>
    </style:style>
    <style:style style:name="P6" style:family="paragraph" style:parent-style-name="Text_20_body">
      <style:text-properties officeooo:rsid="000e4f9e" officeooo:paragraph-rsid="000e4f9e"/>
    </style:style>
    <style:style style:name="P7" style:family="paragraph" style:parent-style-name="Text_20_body">
      <style:text-properties officeooo:rsid="000e4f9e" officeooo:paragraph-rsid="000f0fa7"/>
    </style:style>
    <style:style style:name="P8" style:family="paragraph" style:parent-style-name="Text_20_body">
      <style:text-properties officeooo:paragraph-rsid="000f0fa7"/>
    </style:style>
    <style:style style:name="P9" style:family="paragraph" style:parent-style-name="Text_20_body" style:list-style-name="L7">
      <style:text-properties officeooo:paragraph-rsid="000f0fa7"/>
    </style:style>
    <style:style style:name="P10" style:family="paragraph" style:parent-style-name="Text_20_body">
      <style:text-properties officeooo:paragraph-rsid="00109199"/>
    </style:style>
    <style:style style:name="P11" style:family="paragraph" style:parent-style-name="Text_20_body">
      <style:text-properties officeooo:rsid="00109199" officeooo:paragraph-rsid="00109199"/>
    </style:style>
    <style:style style:name="P12" style:family="paragraph" style:parent-style-name="Text_20_body" style:list-style-name="L8">
      <style:text-properties officeooo:rsid="00109199" officeooo:paragraph-rsid="00109199"/>
    </style:style>
    <style:style style:name="P13" style:family="paragraph" style:parent-style-name="Text_20_body">
      <style:text-properties officeooo:rsid="0010ad30" officeooo:paragraph-rsid="0010ad30"/>
    </style:style>
    <style:style style:name="P14" style:family="paragraph" style:parent-style-name="Text_20_body">
      <style:text-properties officeooo:rsid="0011d1c7" officeooo:paragraph-rsid="0011d1c7"/>
    </style:style>
    <style:style style:name="P15" style:family="paragraph" style:parent-style-name="Text_20_body">
      <style:paragraph-properties fo:margin-left="0cm" fo:margin-right="0cm" fo:text-indent="0cm" style:auto-text-indent="false"/>
      <style:text-properties officeooo:paragraph-rsid="000e1568"/>
    </style:style>
    <style:style style:name="P16" style:family="paragraph" style:parent-style-name="Preformatted_20_Text">
      <style:text-properties officeooo:rsid="000e4f9e" officeooo:paragraph-rsid="000e4f9e"/>
    </style:style>
    <style:style style:name="P17" style:family="paragraph" style:parent-style-name="Preformatted_20_Text" style:list-style-name="L7">
      <style:text-properties officeooo:rsid="000e4f9e" officeooo:paragraph-rsid="000f0fa7"/>
    </style:style>
    <style:style style:name="T1" style:family="text">
      <style:text-properties officeooo:rsid="000e1568"/>
    </style:style>
    <style:style style:name="T2" style:family="text">
      <style:text-properties officeooo:rsid="000f0fa7"/>
    </style:style>
    <style:style style:name="T3" style:family="text">
      <style:text-properties officeooo:rsid="00109199"/>
    </style:style>
    <style:style style:name="T4" style:family="text">
      <style:text-properties officeooo:rsid="0010ad3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Istio</text:h>
      <text:p text:style-name="P2">It <text:span text:style-name="T1">is</text:span> a bu<text:span text:style-name="T1">nc</text:span>h of tool which going to increase your network connectivity of your applicatio<text:span text:style-name="T1">n, (routing, High Availabity, ….)</text:span></text:p>
      <text:p text:style-name="P2"/>
      <text:p text:style-name="P3">Istio is currently split on 3 main part :</text:p>
      <text:list xml:id="list4619402699967794469" text:style-name="L6">
        <text:list-item>
          <text:p text:style-name="P5"><text:span text:style-name="T1">Mixer </text:span>is a platform-independent component. <text:span text:style-name="T1">It is going to </text:span>enforces access control and usage policies across the service mesh, and collects telemetry data from the Envoy proxy and other services. The proxy extracts request level <text:a xlink:type="simple" xlink:href="https://istio.io/docs/concepts/policies-and-telemetry/#attributes" text:style-name="Internet_20_link" text:visited-style-name="Visited_20_Internet_20_Link">attributes</text:a>, and sends them to Mixer for evaluation. You can find more information on this attribute extraction and policy evaluation in our <text:a xlink:type="simple" xlink:href="https://istio.io/docs/concepts/policies-and-telemetry/#configuration-model" text:style-name="Internet_20_link" text:visited-style-name="Visited_20_Internet_20_Link">Mixer Configuration documentation</text:a>.</text:p>
        </text:list-item>
      </text:list>
      <text:p text:style-name="P15"><text:tab/>Mixer includes a flexible plugin model. This model enables Istio to interface with a variety of host environments and infrastructure backends. Thus, Istio abstracts the Envoy proxy and Istio-managed services from these details.</text:p>
      <text:list xml:id="list2350408253803" text:continue-numbering="true" text:style-name="L6">
        <text:list-item>
          <text:p text:style-name="P5"><text:a xlink:type="simple" xlink:href="https://istio.io/docs/concepts/traffic-management/#pilot-and-envoy" text:style-name="Internet_20_link" text:visited-style-name="Visited_20_Internet_20_Link">Pilot</text:a> provides service discovery for the Envoy sidecars, traffic management capabilities for intelligent routing (e.g., A/B tests, canary deployments, etc.), and resiliency (timeouts, retries, circuit breakers, etc.).</text:p>
        </text:list-item>
      </text:list>
      <text:p text:style-name="Text_20_body">Pilot converts high level routing rules that control traffic behavior into Envoy-specific configurations, and propagates them to the sidecars at runtime. Pilot abstracts platform-specific service discovery mechanisms and synthesizes them into a standard format that any sidecar conforming with the <text:a xlink:type="simple" xlink:href="https://github.com/envoyproxy/data-plane-api" office:target-frame-name="_blank" xlink:show="new" text:style-name="Internet_20_link" text:visited-style-name="Visited_20_Internet_20_Link">Envoy data plane APIs</text:a> can consume. This loose coupling allows Istio to run on multiple environments such as Kubernetes, Consul, or Nomad, while maintaining the same operator interface for traffic management</text:p>
      <text:list xml:id="list2350407285014" text:continue-numbering="true" text:style-name="L6">
        <text:list-item>
          <text:p text:style-name="P4"><text:a xlink:type="simple" xlink:href="https://istio.io/docs/concepts/security/" text:style-name="Internet_20_link" text:visited-style-name="Visited_20_Internet_20_Link">Citadel</text:a> provides strong service-to-service and end-user authentication with built-in identity and credential management. You can use Citadel to upgrade unencrypted traffic in the service mesh. Using Citadel, operators can enforce policies based on service identity rather than on network controls. Starting from release 0.5, you can use <text:a xlink:type="simple" xlink:href="https://istio.io/docs/concepts/security/#authorization" text:style-name="Internet_20_link" text:visited-style-name="Visited_20_Internet_20_Link">Istio’s authorization feature</text:a> to control who can access your services.</text:p>
        </text:list-item>
      </text:list>
      <text:p text:style-name="P3"/>
      <text:h text:style-name="Heading_20_1" text:outline-level="1">Controler</text:h>
      <text:p text:style-name="P3">Currently have couple of controller which will alllow to define the diverse rules.</text:p>
      <text:p text:style-name="P3"/>
      <text:p text:style-name="P3"/>
      <text:h text:style-name="Heading_20_1" text:outline-level="1"><text:soft-page-break/>Get Starter</text:h>
      <text:h text:style-name="Heading_20_2" text:outline-level="2">Recommendation</text:h>
      <text:p text:style-name="P3">It is import to understand istio will going to work on top of the networking tool. That mean your application have to be able to work without istio.</text:p>
      <text:p text:style-name="P3"/>
      <text:h text:style-name="Heading_20_2" text:outline-level="2">Installation</text:h>
      <text:p text:style-name="P7"><text:span text:style-name="T2">You can use the <text:s/>K8S manifest present on the repository </text:span><text:a xlink:type="simple" xlink:href="https://github.com/SeedJobs/devops-kubernetes-istio/tree/features/add_minikube_support" text:style-name="Internet_20_link" text:visited-style-name="Visited_20_Internet_20_Link"><text:span text:style-name="T2">https://github.com/SeedJobs/devops-kubernetes-istio/tree/features/add_minikube_support</text:span></text:a><text:span text:style-name="T2">. Or y</text:span>ou to run this command due to download the latest version of istio :</text:p>
      <text:p text:style-name="P6">```</text:p>
      <text:p text:style-name="P16"><text:span text:style-name="Source_20_Text">curl -L https://git.io/getLatestIstio | sh -</text:span></text:p>
      <text:p text:style-name="P6">```</text:p>
      <text:p text:style-name="P6"/>
      <text:p text:style-name="P7">Inside of the downloaded folder, you will found the istioctl binary on the `bin` folder <text:span text:style-name="T2">sample application but also the installation manifest for istio.</text:span></text:p>
      <text:list xml:id="list1304388785137864260" text:style-name="L7">
        <text:list-item>
          <text:p text:style-name="P17"><text:span text:style-name="Source_20_Text"><text:span text:style-name="T2">Run `kubectl apply -f</text:span></text:span><text:span text:style-name="Source_20_Text"> install/kubernetes/helm/istio/templates/crds.yaml</text:span><text:span text:style-name="Source_20_Text"><text:span text:style-name="T2">`</text:span></text:span></text:p>
        </text:list-item>
        <text:list-item>
          <text:p text:style-name="P9"><text:span text:style-name="T2">Run `</text:span><text:span text:style-name="Source_20_Text">kubectl apply -f install/kubernetes/istio-demo-auth.yaml</text:span><text:span text:style-name="Source_20_Text"><text:span text:style-name="T2">`</text:span></text:span></text:p>
        </text:list-item>
      </text:list>
      <text:p text:style-name="P8"><text:span text:style-name="Source_20_Text"><text:span text:style-name="T2">NB:Because beamery application requier to expose diverse application of some specific port number. It will be necessare to edit the K8S deployment and service manifeste `istio-ingressgateway` due to open the right ports :</text:span></text:span></text:p>
      <text:p text:style-name="P8"><text:span text:style-name="Source_20_Text"><text:span text:style-name="T3">- 8081 : app-site-ng2</text:span></text:span></text:p>
      <text:p text:style-name="P10"><text:span text:style-name="Source_20_Text"><text:span text:style-name="T3">- 9001 : app-bath</text:span></text:span></text:p>
      <text:p text:style-name="P10"><text:span text:style-name="Source_20_Text"><text:span text:style-name="T3">- 9089 : api-core</text:span></text:span></text:p>
      <text:p text:style-name="P10"><text:span text:style-name="Source_20_Text"><text:span text:style-name="T3">- 2505 : app-admin</text:span></text:span></text:p>
      <text:p text:style-name="P10"><text:span text:style-name="Source_20_Text"><text:span text:style-name="T3">- 9088 : app-portal</text:span></text:span></text:p>
      <text:p text:style-name="P10"><text:span text:style-name="Source_20_Text"><text:span text:style-name="T3">- 2501 : api-mail</text:span></text:span></text:p>
      <text:p text:style-name="P10"><text:span text:style-name="Source_20_Text"><text:span text:style-name="T3">- 8000 : api-notifications</text:span></text:span></text:p>
      <text:h text:style-name="Heading_20_2" text:outline-level="2"/>
      <text:h text:style-name="Heading_20_2" text:outline-level="2">C<text:span text:style-name="T3">onfiguration</text:span></text:h>
      <text:p text:style-name="P11">Now istio is currrently ready to be use. We now have to apply the diverse rule.</text:p>
      <text:p text:style-name="P11"><text:soft-page-break/>NB : When we have install istio inside of kubernetes <text:span text:style-name="T4">the service istio-ingress have been set has a LoadBalancer. Due to be able to check application set inside if the mesh network, we will have to use the ip associete with this services.</text:span></text:p>
      <text:p text:style-name="P11"/>
      <text:p text:style-name="P13">```</text:p>
      <text:p text:style-name="P13">kubectl get svc –namespace=istio-system istio-ingressgateway</text:p>
      <text:p text:style-name="P13">```</text:p>
      <text:list xml:id="list27473529263771056" text:style-name="L8">
        <text:list-item>
          <text:p text:style-name="P12">Gateway</text:p>
        </text:list-item>
      </text:list>
      <text:p text:style-name="P11">The first rule we are going to set will be the gateway. It is <text:span text:style-name="T4">going to replace the K8S ingress controler.</text:span></text:p>
      <text:p text:style-name="P13">```</text:p>
      <text:p text:style-name="P14">---</text:p>
      <text:p text:style-name="P14">apiVersion : networking.istio.io/v1alpha3</text:p>
      <text:p text:style-name="P14">kind : Gateway</text:p>
      <text:p text:style-name="P14">metadata :</text:p>
      <text:p text:style-name="P14"><text:s text:c="2"/>name : istio-ingressgateway</text:p>
      <text:p text:style-name="P14"><text:s text:c="2"/>namespace : istio-system</text:p>
      <text:p text:style-name="P14">spec :</text:p>
      <text:p text:style-name="P14"><text:s text:c="2"/>selector :</text:p>
      <text:p text:style-name="P14"><text:s text:c="4"/>istio : ingressgateway</text:p>
      <text:p text:style-name="P14"><text:s text:c="2"/>servers :</text:p>
      <text:p text:style-name="P14"><text:s text:c="2"/>- port :</text:p>
      <text:p text:style-name="P14"><text:s text:c="5"/>number : 80</text:p>
      <text:p text:style-name="P14"><text:s text:c="5"/>name : http</text:p>
      <text:p text:style-name="P14"><text:s text:c="5"/>protocol : HTTP</text:p>
      <text:p text:style-name="P14"><text:s text:c="4"/>hosts :</text:p>
      <text:p text:style-name="P14"><text:s text:c="4"/>- « * »</text:p>
      <text:p text:style-name="P14"><text:s text:c="2"/>- port :</text:p>
      <text:p text:style-name="P14"><text:s text:c="5"/>number : 9089</text:p>
      <text:p text:style-name="P14"><text:s text:c="5"/>name : http-app-site-ng2</text:p>
      <text:p text:style-name="P14"><text:s text:c="5"/>protocol : HTTP </text:p>
      <text:p text:style-name="P13">```</text:p>
      <text:p text:style-name="P11"><text:soft-page-break/></text:p>
      <text:list xml:id="list2350139415454" text:continue-numbering="true" text:style-name="L8">
        <text:list-item>
          <text:p text:style-name="P1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Unifont" style:font-family-asian="Unifont"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6T23:15:04.862275488</meta:creation-date>
    <dc:date>2018-08-07T00:23:49.547820161</dc:date>
    <meta:editing-duration>PT13M43S</meta:editing-duration>
    <meta:editing-cycles>2</meta:editing-cycles>
    <meta:generator>LibreOffice/5.2.7.2$Linux_X86_64 LibreOffice_project/20m0$Build-2</meta:generator>
    <meta:document-statistic meta:table-count="0" meta:image-count="0" meta:object-count="0" meta:page-count="4" meta:paragraph-count="60" meta:word-count="605" meta:character-count="3975" meta:non-whitespace-character-count="3379"/>
  </office:meta>
</office:document-meta>
</file>